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ard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47cm"/>
    </style:style>
    <style:style style:name="gr2" style:family="graphic" style:parent-style-name="standard">
      <style:graphic-properties svg:stroke-width="0.05cm" svg:stroke-color="#b80047" draw:marker-start-width="0.355cm" draw:marker-end-width="0.355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99ff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stroke="none" svg:stroke-color="#000000" draw:fill="none" draw:fill-color="#ffffff" fo:min-height="0.779cm"/>
    </style:style>
    <style:style style:name="gr6" style:family="graphic" style:parent-style-name="standard">
      <style:graphic-properties draw:stroke="none" draw:fill="none" fo:min-height="0.779cm"/>
    </style:style>
    <style:style style:name="gr7" style:family="graphic" style:parent-style-name="standard">
      <style:graphic-properties draw:stroke="none" draw:fill="none" fo:min-height="0.547cm"/>
    </style:style>
    <style:style style:name="gr8" style:family="graphic" style:parent-style-name="standard">
      <style:graphic-properties draw:stroke="none" draw:fill="none" fo:min-height="1.168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fo:font-size="14pt" style:font-size-asian="18pt" style:font-size-complex="18pt"/>
    </style:style>
    <style:style style:name="P3" style:family="paragraph"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 fo:font-size="10pt" style:font-size-asian="18pt" style:font-size-complex="18pt"/>
    </style:style>
    <style:style style:name="P5" style:family="paragraph">
      <loext:graphic-properties draw:fill="none"/>
      <style:text-properties style:font-name="Times New Roman" fo:font-size="10pt" style:font-size-asian="18pt" style:font-size-complex="18pt"/>
    </style:style>
    <style:style style:name="P6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P7" style:family="paragraph">
      <loext:graphic-properties draw:fill="none"/>
      <style:paragraph-properties fo:text-align="center"/>
      <style:text-properties style:font-name="Times New Roman" fo:font-size="14pt" fo:font-style="normal" style:text-underline-style="none" style:font-size-asian="18pt" style:font-style-asian="normal" style:font-size-complex="18pt" style:font-style-complex="normal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loext:graphic-properties draw:fill="none"/>
      <style:paragraph-properties fo:text-align="center"/>
      <style:text-properties style:font-name="Times New Roman1" fo:font-size="14pt" style:text-underline-style="none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style:font-name="Times New Roman"/>
    </style:style>
    <style:style style:name="T1" style:family="text">
      <style:text-properties style:font-name="Times New Roman" fo:font-size="14pt" style:font-size-asian="18pt" style:font-size-complex="18pt"/>
    </style:style>
    <style:style style:name="T2" style:family="text">
      <style:text-properties style:font-name="Times New Roman" fo:font-size="10pt" style:font-size-asian="18pt" style:font-size-complex="18pt"/>
    </style:style>
    <style:style style:name="T3" style:family="text">
      <style:text-properties style:text-position="33% 58%" style:font-name="Times New Roman" fo:font-size="10pt" style:font-size-asian="18pt" style:font-size-complex="18pt"/>
    </style:style>
    <style:style style:name="T4" style:family="text">
      <style:text-properties style:font-name="Times New Roman" fo:font-size="10pt" style:font-name-asian="Liberation Sans3" style:font-size-asian="18pt" style:font-name-complex="Liberation Sans3" style:font-size-complex="18pt"/>
    </style:style>
    <style:style style:name="T5" style:family="text">
      <style:text-properties style:font-name="Times New Roman2" fo:font-size="10pt" style:font-name-asian="Times New Roman2" style:font-size-asian="18pt" style:font-name-complex="Times New Roman2" style:font-size-complex="18pt"/>
    </style:style>
    <style:style style:name="T6" style:family="text">
      <style:text-properties style:text-position="33% 58%" style:font-name="Times New Roman2" fo:font-size="10pt" style:font-name-asian="Times New Roman2" style:font-size-asian="18pt" style:font-name-complex="Times New Roman2" style:font-size-complex="18pt"/>
    </style:style>
    <style:style style:name="T7" style:family="text">
      <style:text-properties style:font-name="Times New Roman" fo:font-size="14pt" fo:font-style="normal" style:text-underline-style="none" style:font-size-asian="18pt" style:font-style-asian="normal" style:font-size-complex="18pt" style:font-style-complex="normal"/>
    </style:style>
    <style:style style:name="T8" style:family="text">
      <style:text-properties style:font-name="Times New Roman1" fo:font-size="14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2" draw:layer="layout" svg:width="10cm" svg:height="0.797cm" svg:x="0cm" svg:y="3.046cm">
          <draw:text-box>
            <text:p text:style-name="P1"><text:span text:style-name="T1">Void <text:s text:c="11"/>Sheet <text:s text:c="10"/>Filament <text:s text:c="10"/>Knot</text:span></text:p>
          </draw:text-box>
        </draw:frame>
        <draw:ellipse draw:style-name="gr2" draw:text-style-name="P3" draw:layer="layout" svg:width="2.352cm" svg:height="0.868cm" svg:x="1.027cm" svg:y="2.862cm" draw:kind="arc" draw:start-angle="21.23" draw:end-angle="159.72">
          <text:p/>
        </draw:ellipse>
        <draw:ellipse draw:style-name="gr3" draw:text-style-name="P3" draw:layer="layout" svg:width="5.668cm" svg:height="3.888cm" svg:x="0.724cm" svg:y="1.874cm" draw:kind="arc" draw:start-angle="21.23" draw:end-angle="159.72">
          <text:p/>
        </draw:ellipse>
        <draw:ellipse draw:style-name="gr3" draw:text-style-name="P3" draw:layer="layout" svg:width="2.352cm" svg:height="0.868cm" svg:x="3.727cm" svg:y="2.862cm" draw:kind="arc" draw:start-angle="21.23" draw:end-angle="159.72">
          <text:p/>
        </draw:ellipse>
        <draw:ellipse draw:style-name="gr2" draw:text-style-name="P3" draw:layer="layout" svg:width="2.352cm" svg:height="0.868cm" svg:x="6.527cm" svg:y="2.862cm" draw:kind="arc" draw:start-angle="21.23" draw:end-angle="159.72">
          <text:p/>
        </draw:ellipse>
        <draw:ellipse draw:style-name="gr3" draw:text-style-name="P3" draw:layer="layout" svg:width="5.775cm" svg:height="3.888cm" svg:x="3.421cm" svg:y="1.874cm" draw:kind="arc" draw:start-angle="21.23" draw:end-angle="159.72">
          <text:p/>
        </draw:ellipse>
        <draw:ellipse draw:style-name="gr3" draw:text-style-name="P3" draw:layer="layout" svg:width="9.091cm" svg:height="6.425cm" svg:x="0.418cm" svg:y="1.045cm" draw:kind="arc" draw:start-angle="21.23" draw:end-angle="159.72">
          <text:p/>
        </draw:ellipse>
        <draw:ellipse draw:style-name="gr2" draw:text-style-name="P3" draw:layer="layout" svg:width="2.348cm" svg:height="0.867cm" draw:transform="rotate (-3.14159265358979) translate (3.376cm 4.032cm)" draw:kind="arc" draw:start-angle="20.28" draw:end-angle="158.77">
          <text:p/>
        </draw:ellipse>
        <draw:ellipse draw:style-name="gr2" draw:text-style-name="P3" draw:layer="layout" svg:width="5.66cm" svg:height="3.882cm" draw:transform="rotate (-3.14159265358979) translate (6.385cm 5.018cm)" draw:kind="arc" draw:start-angle="20.28" draw:end-angle="158.77">
          <text:p/>
        </draw:ellipse>
        <draw:ellipse draw:style-name="gr2" draw:text-style-name="P3" draw:layer="layout" svg:width="2.348cm" svg:height="0.867cm" draw:transform="rotate (-3.14159265358979) translate (6.072cm 4.032cm)" draw:kind="arc" draw:start-angle="20.28" draw:end-angle="158.77">
          <text:p/>
        </draw:ellipse>
        <draw:ellipse draw:style-name="gr2" draw:text-style-name="P3" draw:layer="layout" svg:width="2.348cm" svg:height="0.867cm" draw:transform="rotate (-3.14159265358979) translate (8.868cm 4.032cm)" draw:kind="arc" draw:start-angle="20.28" draw:end-angle="158.77">
          <text:p/>
        </draw:ellipse>
        <draw:ellipse draw:style-name="gr2" draw:text-style-name="P3" draw:layer="layout" svg:width="5.767cm" svg:height="3.882cm" draw:transform="rotate (-3.14159265358979) translate (9.185cm 5.018cm)" draw:kind="arc" draw:start-angle="20.28" draw:end-angle="158.77">
          <text:p/>
        </draw:ellipse>
        <draw:ellipse draw:style-name="gr2" draw:text-style-name="P3" draw:layer="layout" svg:width="9.078cm" svg:height="6.416cm" draw:transform="rotate (-3.14159265358979) translate (9.497cm 5.846cm)" draw:kind="arc" draw:start-angle="20.28" draw:end-angle="158.77">
          <text:p/>
        </draw:ellipse>
        <draw:frame draw:style-name="gr4" draw:text-style-name="P4" draw:layer="layout" svg:width="7.6cm" svg:height="0.645cm" svg:x="1.3cm" svg:y="2.355cm">
          <draw:text-box>
            <text:p><text:span text:style-name="T2"><text:s text:c="4"/></text:span><text:span text:style-name="T2">0.45</text:span><text:span text:style-name="T3"> <text:s text:c="7"/></text:span><text:span text:style-name="T2"><text:s text:c="16"/>2.4</text:span><text:span text:style-name="T4">·10</text:span><text:span text:style-name="T3">-4</text:span><text:span text:style-name="T2"> <text:s text:c="21"/>0.13</text:span></text:p>
          </draw:text-box>
        </draw:frame>
        <draw:frame draw:style-name="gr5" draw:text-style-name="P4" draw:layer="layout" svg:width="6.8cm" svg:height="1.029cm" svg:x="0.6cm" svg:y="1.345cm">
          <draw:text-box>
            <text:p><text:span text:style-name="T4">P(</text:span><text:span text:style-name="T5">χ</text:span><text:span text:style-name="T6">2</text:span><text:span text:style-name="T4">) = <text:s/></text:span><text:span text:style-name="T4"><text:s text:c="13"/>1.4·10</text:span><text:span text:style-name="T3">-5</text:span><text:span text:style-name="T2"> <text:s text:c="18"/>1.7</text:span><text:span text:style-name="T4">·10</text:span><text:span text:style-name="T3">-4</text:span></text:p>
          </draw:text-box>
        </draw:frame>
        <draw:frame draw:style-name="gr6" draw:text-style-name="P5" draw:layer="layout" svg:width="1.7cm" svg:height="1.029cm" svg:x="4.1cm" svg:y="0.5cm">
          <draw:text-box>
            <text:p><text:span text:style-name="T4">3.1·10</text:span><text:span text:style-name="T3">-6</text:span><text:span text:style-name="T2"> </text:span></text:p>
          </draw:text-box>
        </draw:frame>
        <draw:frame draw:style-name="gr7" draw:text-style-name="P7" draw:layer="layout" svg:width="3.43cm" svg:height="0.797cm" svg:x="0.27cm" svg:y="0.303cm">
          <draw:text-box>
            <text:p text:style-name="P6"><text:span text:style-name="T7">All galaxies </text:span></text:p>
          </draw:text-box>
        </draw:frame>
        <draw:frame draw:style-name="gr7" draw:text-style-name="P9" draw:layer="layout" svg:width="3.43cm" svg:height="0.797cm" svg:x="-0.2cm" svg:y="5.703cm">
          <draw:text-box>
            <text:p text:style-name="P8"><text:span text:style-name="T8">Centrals</text:span></text:p>
          </draw:text-box>
        </draw:frame>
        <draw:frame draw:style-name="gr4" draw:text-style-name="P4" draw:layer="layout" svg:width="7.6cm" svg:height="0.645cm" svg:x="1.3cm" svg:y="3.955cm">
          <draw:text-box>
            <text:p><text:span text:style-name="T2"><text:s text:c="4"/></text:span><text:span text:style-name="T2">0.35 <text:s text:c="22"/>0.12 <text:s text:c="23"/>0.28</text:span></text:p>
          </draw:text-box>
        </draw:frame>
        <draw:frame draw:style-name="gr4" draw:text-style-name="P4" draw:layer="layout" svg:width="4.7cm" svg:height="0.645cm" svg:x="2.8cm" svg:y="4.955cm">
          <draw:text-box>
            <text:p><text:span text:style-name="T2"><text:s/></text:span><text:span text:style-name="T2">0.19 <text:s text:c="24"/>0.46</text:span></text:p>
          </draw:text-box>
        </draw:frame>
        <draw:frame draw:style-name="gr8" draw:text-style-name="P5" draw:layer="layout" svg:width="1.281cm" svg:height="1.418cm" svg:x="4.3cm" svg:y="5.754cm">
          <draw:text-box>
            <text:p><text:span text:style-name="T2">0.24</text:span></text:p>
          </draw:text-box>
        </draw:frame>
        <draw:line draw:style-name="gr9" draw:text-style-name="P10" draw:layer="layout" svg:x1="4.9cm" svg:y1="3.4cm" svg:x2="4.9cm" svg:y2="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ard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got Brouwer</meta:initial-creator>
    <meta:creation-date>2016-01-07T16:02:58.894328578</meta:creation-date>
    <dc:date>2016-01-07T17:01:08.690741849</dc:date>
    <dc:creator>Margot Brouwer</dc:creator>
    <meta:editing-duration>PT47M50S</meta:editing-duration>
    <meta:editing-cycles>11</meta:editing-cycles>
    <meta:generator>LibreOffice/5.0.4.2$Linux_X86_64 LibreOffice_project/00$Build-2</meta:generator>
    <meta:document-statistic meta:object-count="22"/>
  </office:meta>
</office:document-meta>
</file>